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swee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Id @ Vs = 0.1</text:p>
          </table:table-cell>
          <table:table-cell office:value-type="string" calcext:value-type="string">
            <text:p>Id @ Vs = 0.15</text:p>
          </table:table-cell>
          <table:table-cell office:value-type="string" calcext:value-type="string">
            <text:p>Id @ Vs = 0.2</text:p>
          </table:table-cell>
          <table:table-cell office:value-type="string" calcext:value-type="string">
            <text:p>Id @ Vs = 0.25</text:p>
          </table:table-cell>
          <table:table-cell office:value-type="string" calcext:value-type="string">
            <text:p>Id @ Vs = 0.3</text:p>
          </table:table-cell>
          <table:table-cell office:value-type="string" calcext:value-type="string">
            <text:p>Id @ Vs = 0.35</text:p>
          </table:table-cell>
          <table:table-cell office:value-type="string" calcext:value-type="string">
            <text:p>Id @ Vs = 0.4</text:p>
          </table:table-cell>
          <table:table-cell office:value-type="string" calcext:value-type="string">
            <text:p>Id @ Vs = 0.45</text:p>
          </table:table-cell>
          <table:table-cell office:value-type="string" calcext:value-type="string">
            <text:p>Id @ Vs = 0.5</text:p>
          </table:table-cell>
          <table:table-cell office:value-type="string" calcext:value-type="string">
            <text:p>Id @ Vs = 0.55</text:p>
          </table:table-cell>
          <table:table-cell office:value-type="string" calcext:value-type="string">
            <text:p>Id @ Vs = 0.6</text:p>
          </table:table-cell>
          <table:table-cell office:value-type="string" calcext:value-type="string">
            <text:p>Id @ Vs = 0.65</text:p>
          </table:table-cell>
          <table:table-cell office:value-type="string" calcext:value-type="string">
            <text:p>Id @ Vs = 0.7</text:p>
          </table:table-cell>
          <table:table-cell office:value-type="string" calcext:value-type="string">
            <text:p>Id @ Vs = 0.75</text:p>
          </table:table-cell>
          <table:table-cell office:value-type="string" calcext:value-type="string">
            <text:p>Id @ Vs = 0.8</text:p>
          </table:table-cell>
          <table:table-cell office:value-type="string" calcext:value-type="string">
            <text:p>Id @ Vs = 0.85</text:p>
          </table:table-cell>
          <table:table-cell office:value-type="string" calcext:value-type="string">
            <text:p>Id @ Vs = 0.9</text:p>
          </table:table-cell>
          <table:table-cell office:value-type="string" calcext:value-type="string">
            <text:p>Id @ Vs = 0.95</text:p>
          </table:table-cell>
          <table:table-cell office:value-type="string" calcext:value-type="string">
            <text:p>Id @ Vs = 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E-016" calcext:value-type="float">
            <text:p>2E-16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  <table:table-cell office:value-type="float" office:value="-0.0000000143" calcext:value-type="float">
            <text:p>-1.43E-08</text:p>
          </table:table-cell>
          <table:table-cell office:value-type="float" office:value="-0.00000001541" calcext:value-type="float">
            <text:p>-1.541E-08</text:p>
          </table:table-cell>
          <table:table-cell office:value-type="float" office:value="-0.00000001658" calcext:value-type="float">
            <text:p>-1.658E-08</text:p>
          </table:table-cell>
          <table:table-cell office:value-type="float" office:value="-0.00000001781" calcext:value-type="float">
            <text:p>-1.781E-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2" calcext:value-type="float">
            <text:p>2.152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  <table:table-cell office:value-type="float" office:value="-0.0000000143" calcext:value-type="float">
            <text:p>-1.43E-08</text:p>
          </table:table-cell>
          <table:table-cell office:value-type="float" office:value="-0.00000001541" calcext:value-type="float">
            <text:p>-1.541E-08</text:p>
          </table:table-cell>
          <table:table-cell office:value-type="float" office:value="-0.00000001658" calcext:value-type="float">
            <text:p>-1.658E-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2" calcext:value-type="float">
            <text:p>2.152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  <table:table-cell office:value-type="float" office:value="-0.0000000143" calcext:value-type="float">
            <text:p>-1.43E-08</text:p>
          </table:table-cell>
          <table:table-cell office:value-type="float" office:value="-0.00000001541" calcext:value-type="float">
            <text:p>-1.541E-0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05466" calcext:value-type="float">
            <text:p>5.46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  <table:table-cell office:value-type="float" office:value="-0.0000000143" calcext:value-type="float">
            <text:p>-1.43E-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286" calcext:value-type="float">
            <text:p>0.000128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1556" calcext:value-type="float">
            <text:p>0.0001556</text:p>
          </table:table-cell>
          <table:table-cell office:value-type="float" office:value="0.0001286" calcext:value-type="float">
            <text:p>0.000128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1835" calcext:value-type="float">
            <text:p>0.0001835</text:p>
          </table:table-cell>
          <table:table-cell office:value-type="float" office:value="0.0001556" calcext:value-type="float">
            <text:p>0.0001556</text:p>
          </table:table-cell>
          <table:table-cell office:value-type="float" office:value="0.0001286" calcext:value-type="float">
            <text:p>0.000128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6" calcext:value-type="float">
            <text:p>0.000128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6T20:51:41.933752458</dc:date>
    <meta:editing-duration>PT2M50S</meta:editing-duration>
    <meta:editing-cycles>1</meta:editing-cycles>
    <meta:document-statistic meta:table-count="1" meta:cell-count="400" meta:object-count="0"/>
    <meta:generator>LibreOffice/5.3.6.1$Linux_X86_64 LibreOffice_project/30$Build-1</meta:generator>
  </office:meta>
</office:document-meta>
</file>